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aef4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aef49" style:font-size-asian="22pt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ba23b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d1b6e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a362c"/>
    </style:style>
    <style:style style:name="T3" style:family="text">
      <style:text-properties officeooo:rsid="000a362c"/>
    </style:style>
    <style:style style:name="T4" style:family="text">
      <style:text-properties officeooo:rsid="000ba2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d1b6e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2"><text:span text:style-name="T1">Chapter XX</text:span><text:span text:style-name="T2">V</text:span> – <text:span text:style-name="T3">The Redemption</text:span></text:p>
      <text:p text:style-name="P3">1. To redeem means to set <text:s/>_ _ _ _ _ _ _ , by paying the <text:s/>_ _ _ _ _ _ _ <text:s/>demanded.</text:p>
      <text:p text:style-name="P3">2. St. Paul says that we have been bought with “a <text:s/>_ _ _ _ _ _ _ <text:s/>price.”</text:p>
      <text:p text:style-name="P3">3. The Son of God became Man primarily in order to <text:s/>_ _ _ _ _ _ _ <text:s/>us.</text:p>
      <text:p text:style-name="P3">4. The Holy Name of Jesus means <text:s/>_ _ _ _ _ _ _ .</text:p>
      <text:p text:style-name="P3">5. Christ said that He came to give His life “a <text:s/>_ _ _ _ _ _ _ <text:s/>for many.”</text:p>
      <text:p text:style-name="P3"><text:span text:style-name="T4">6. </text:span>He says: “I am the good <text:s/>_ _ _ _ _ _ _ . I lay down My <text:s/>_ _ _ _ _ _ _ <text:s/>for My sheep.”</text:p>
      <text:p text:style-name="P3">7. When Peter tried to dissuade Him from undergoing His Passion, He said: “Go behind Me, <text:s/>_ _ _ _ _ _ _ .”</text:p>
      <text:p text:style-name="P3">8. Christ thought of His Passion even during the <text:s/>_ _ _ _ _ _ _ <text:s/>on Mt. Thabor.</text:p>
      <text:p text:style-name="P3">9. Christ said: “I have a <text:s/>_ _ _ _ _ _ _ <text:s/>wherewith I am to be baptised; and how I am straitened until it be accomplished.”</text:p>
      <text:p text:style-name="P3">10. He often spoke of His Passion as His <text:s/>_ _ _ _ _ _ _ .</text:p>
      <text:p text:style-name="P3">11. At the Last Supper, He said over the bread: “This is My Body which is <text:s/>_ _ _ _ _ _ _ <text:s/>for you.”</text:p>
      <text:p text:style-name="P3">12. And over the wine: “This is My Blood which shall be <text:s/>_ _ _ _ _ _ _ <text:s/>for you.”</text:p>
      <text:p text:style-name="P3">13. This shows that His death was to be a true <text:s/>_ _ _ _ _ _ _ , and that it is perpetuated in the <text:s/>_ _ _ _ _ _ _ .</text:p>
      <text:p text:style-name="P3">14. He redeemed us by making full <text:s/>_ _ _ _ _ _ _ <text:s/>for sin.</text:p>
      <text:p text:style-name="P3">15. He redeemed us by <text:s/>_ _ _ _ _ _ _ <text:s/>grace lost by sin.</text:p>
      <text:p text:style-name="P3">16. He redeemed us by freeing us from the <text:s/>_ _ _ _ _ _ _ <text:s/>of Satan.</text:p>
      <text:p text:style-name="P3">17. He redeemed us by offering to God a <text:s/>_ _ _ _ _ _ _ <text:s/>of infinite worth.</text:p>
      <text:p text:style-name="P3">18. His resurrection is the <text:s/>_ _ _ _ _ _ _ <text:s/>and the <text:s/>_ _ _ _ _ _ _ <text:s/>cause of our resurrection, both <text:s/>_ _ _ _ _ _ _ <text:s/>and <text:s/>_ _ _ _ _ _ _ .</text:p>
      <text:p text:style-name="P3">19. It was St. <text:s/>_ _ _ _ _ _ _ <text:s/>who asked to be crucified head-downwards</text:p>
      <text:p text:style-name="P3">20. Christ's standard is the <text:s/>_ _ _ _ _ _ _ .</text:p>
      <text:p text:style-name="P3"/>
      <text:p text:style-name="P3"/>
      <text:p text:style-name="P4">1. To redeem means to set (<text:span text:style-name="T7">free</text:span>), by paying the (<text:span text:style-name="T7">price</text:span>) demanded. 2. St. Paul says that we have been bought with “a (<text:span text:style-name="T7">great</text:span>) price.” 3. The Son of God became Man primarily in order to (<text:span text:style-name="T7">redeem</text:span>) us. 4. The Holy Name of Jesus means (<text:span text:style-name="T7">saviour</text:span>). 5. Christ said that He came to give His life “a (<text:span text:style-name="T7">redemption</text:span>) for many.” He says: “I am the good (<text:span text:style-name="T7">shepherd</text:span>). I lay down My (<text:span text:style-name="T7">life</text:span>) for My sheep.” 7. When Peter tried to dissuade Him from undergoing His Passion, He said: “Go behind Me, (<text:span text:style-name="T7">satan</text:span>).” 8. Christ thought of His Passion even during the (<text:span text:style-name="T7">transfiguration</text:span>) on Mt. Thabor. 9. Christ said: “I have a (<text:span text:style-name="T7">baptism</text:span>) wherewith I am to be baptised; and how I am straitened until it be accomplished.” 10. He often spoke of His Passion as His (<text:span text:style-name="T7">hour</text:span>). 11. At the Last Supper, He said over the bread: “This is My Body which is (<text:span text:style-name="T7">given</text:span>) for you.” 12. And over the wine: “This is My Blood which shall be (<text:span text:style-name="T7">shed</text:span>) for you.” 13. This shows that His death was to be a true (<text:span text:style-name="T7">sacrifice</text:span>), and that it is perpetuated in the (<text:span text:style-name="T7">Mass</text:span>). 14. He redeemed us by making full (<text:span text:style-name="T7">satisfaction</text:span>) for sin. 15. He redeemed us by (<text:span text:style-name="T7">meriting</text:span>) grace lost by sin. 16. He redeemed us by freeing us from the (<text:span text:style-name="T7">slavery</text:span>) of Satan. 17. He redeemed us by offering to God a (<text:span text:style-name="T7">sacrifice</text:span>) of infinite worth. 18. His resurrection is the (<text:span text:style-name="T7">instrumental</text:span>) and the (<text:span text:style-name="T7">exemplary</text:span>) cause of our resurrection, both (<text:span text:style-name="T7">corporal</text:span>) and (<text:span text:style-name="T7">spiritual</text:span>). 19. It was St. (<text:span text:style-name="T7">Peter</text:span>) who asked to be crucified head-downwards 20. Christ's standard is the (<text:span text:style-name="T7">Cross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08:42.675805579</meta:creation-date>
    <dc:date>2016-03-09T11:51:35.580935505</dc:date>
    <meta:editing-duration>PT42M51S</meta:editing-duration>
    <meta:editing-cycles>3</meta:editing-cycles>
    <meta:generator>LibreOffice/4.3.3.2$Linux_X86_64 LibreOffice_project/430m0$Build-2</meta:generator>
    <meta:print-date>2016-03-09T11:12:06.970821735</meta:print-date>
    <meta:document-statistic meta:table-count="0" meta:image-count="0" meta:object-count="0" meta:page-count="2" meta:paragraph-count="23" meta:word-count="711" meta:character-count="3099" meta:non-whitespace-character-count="2367"/>
  </office:meta>
</office:document-meta>
</file>